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Table_20_Contents">
      <style:text-properties style:font-name="Arial" fo:font-size="8pt" fo:font-weight="bold" style:font-size-asian="8pt" style:font-weight-asian="bold" style:font-size-complex="8pt" style:font-weight-complex="bold"/>
    </style:style>
    <style:style style:name="P2" style:family="paragraph" style:parent-style-name="Table_20_Contents">
      <style:paragraph-properties fo:text-align="end" style:justify-single-word="false"/>
      <style:text-properties style:font-name="Arial" fo:font-size="8pt" fo:font-weight="bold" style:font-size-asian="8pt" style:font-weight-asian="bold" style:font-size-complex="8pt" style:font-weight-complex="bold"/>
    </style:style>
    <style:style style:name="P3" style:family="paragraph" style:parent-style-name="Standard">
      <style:paragraph-properties fo:text-align="center" style:justify-single-word="false"/>
      <style:text-properties fo:font-size="40pt" style:font-size-asian="40pt" style:font-size-complex="40pt"/>
    </style:style>
    <style:style style:name="P4" style:family="paragraph" style:parent-style-name="Standard">
      <style:paragraph-properties fo:text-align="center" style:justify-single-word="false"/>
      <style:text-properties style:font-name="Arial"/>
    </style:style>
    <style:style style:name="P5" style:family="paragraph" style:parent-style-name="Standard">
      <style:paragraph-properties fo:text-align="start" style:justify-single-word="false"/>
      <style:text-properties style:font-name="Arial" fo:font-size="9pt" style:font-size-asian="9pt" style:font-size-complex="9pt"/>
    </style:style>
    <style:style style:name="P6" style:family="paragraph" style:parent-style-name="Standard">
      <style:paragraph-properties fo:text-align="start" style:justify-single-word="false"/>
      <style:text-properties style:font-name="Times New Roman"/>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font-name="Times New Roman"/>
    </style:style>
    <style:style style:name="T4"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itle Goes Here</text:p>
      <text:p text:style-name="P4">Subtitle goes here</text:p>
      <text:p text:style-name="Standard"/>
      <text:p text:style-name="Standard">Type a brief description of the game here. It's useful to make it descriptive, and to set the mood of the game (humorous, aggressive, cooperative, etc).</text:p>
      <text:h text:style-name="Heading_20_1" text:outline-level="1">Objective</text:h>
      <text:p text:style-name="Text_20_body">Describe very briefly what the goal of the game is (reach a certain amount of victory points, remove opponents from game, be the richest player at the end). Details should be given later in section Winning &amp; Losing, but players should know what they will be up for.</text:p>
      <text:h text:style-name="Heading_20_1" text:outline-level="1">Components</text:h>
      <text:p text:style-name="Text_20_body">List the game components (cards, pawns, …). Make sure players get familiar with the names for each component. Use the name given here consistently throughout the document.</text:p>
      <text:h text:style-name="Heading_20_1" text:outline-level="1">Setup</text:h>
      <text:p text:style-name="Standard">Describe your table setup instructions here. If there are decks, tell the user to shuffle the decks and where to place them on the table. If there's a game board describe where to place it. Where do they put dice, chips, tokens, pawns, etc?</text:p>
      <text:p text:style-name="Standard"/>
      <text:p text:style-name="Standard">Now describe what needs to happen to get each player set up. Do they need money? A pawn? Some cards?</text:p>
      <text:p text:style-name="Standard"/>
      <text:p text:style-name="Standard"><text:span text:style-name="T2">NOTE:</text:span> It's often useful to show an image of what the table should look like after it's set up. As the saying goes, a picture is worth 1000 words.</text:p>
      <text:p text:style-name="Standard"/>
      <text:p text:style-name="Standard">While describing setup you may also want to set up some definitions. For example give a name for the discard pile and the deck and the game board, and consistently use those names through out the instructions. Also define that a “turn” is a single player's chance to play, while a “round” is everyone around the table having a turn.</text:p>
      <text:p text:style-name="Standard"/>
      <text:p text:style-name="Standard">Then describe how to select a starting player. Here are some ideas: </text:p>
      <text:p text:style-name="Standard"/>
      <text:p text:style-name="Standard">The player who owns this game goes first, then play continues clockwise around the table. </text:p>
      <text:p text:style-name="Standard"/>
      <text:p text:style-name="Standard">The player who had their birthday most recently goes first, then play continues clockwise around the table.</text:p>
      <text:p text:style-name="Standard"/>
      <text:p text:style-name="Standard">Each player should roll a six-sided die. The player who rolled highest goes first, then play continues clockwise around the table.</text:p>
      <text:p text:style-name="Standard"/>
      <text:p text:style-name="Standard">All players should close their eyes. Each should say what time they think it is right now. Now open your eyes and check the time. The one closest without going over starts the game, then play continues clockwise around the table.</text:p>
      <text:p text:style-name="Standard"/>
      <text:p text:style-name="Standard">Unless you have something marking it on the table, do not make the play order anything other than clockwise around the table. This will only confuse your players.</text:p>
      <text:h text:style-name="Heading_20_1" text:outline-level="1">Starting The Game</text:h>
      <text:p text:style-name="Standard">Here describe the first round of game play. It's useful to describe in excruciating detail.</text:p>
      <text:h text:style-name="Heading_20_1" text:outline-level="1">The Second Turn And Beyond</text:h>
      <text:p text:style-name="Standard">Describe the way the game changes after the first round. Also tell the players how to begin a new round of play.</text:p>
      <text:h text:style-name="Heading_20_1" text:outline-level="1">Winning And Losing <text:s/>The Game</text:h>
      <text:p text:style-name="Standard">Describe the conditions that have to happen to end the game. Perhaps it's after a certain number of rounds, or when some card is drawn, or when one player has a certain amount of points, money, tokens, etc.</text:p>
      <text:h text:style-name="Heading_20_1" text:outline-level="1">Additional Instructions</text:h>
      <text:p text:style-name="Standard">Often it's not a good idea to put a lot of detail in the primary rules. Instead refer to other sections, like “See <text:span text:style-name="T1">The Big Boom</text:span> for details.”</text:p>
      <text:h text:style-name="Heading_20_2" text:outline-level="2">The Big Boom</text:h>
      <text:p text:style-name="Standard">When X happens then you should do Y.</text:p>
      <text:p text:style-name="Standard"/>
      <text:h text:style-name="Heading_20_2" text:outline-level="2"><text:soft-page-break/>Rule Clarification 2</text:h>
      <text:p text:style-name="Standard">When Z happens, player A is out of the game.</text:p>
      <text:h text:style-name="Heading_20_1" text:outline-level="1">Alternate Rules</text:h>
      <text:p text:style-name="Standard">If you like the basic game, you can spice up the game by adding these advanced rules. Put the advanced rules here.</text:p>
      <text:h text:style-name="Heading_20_1" text:outline-level="1">An Example Of Play</text:h>
      <text:p text:style-name="Standard">Include an example round of play to give your players a feel for the order of operations. Rules are great for instruction and reference, but having everything spelled out in an example will allow you to convey nuance and will help settle disputes amongst the players.</text:p>
      <text:h text:style-name="Heading_20_2" text:outline-level="2">Round 1</text:h>
      <text:p text:style-name="Standard"><text:span text:style-name="T2">Fred:</text:span> Does this and this. Then hands the dice to Wilma.</text:p>
      <text:p text:style-name="Standard"/>
      <text:p text:style-name="Standard"><text:span text:style-name="T2">Wilma:</text:span> Does this and this. Then scorns Fred for his terrible play, and hands the dice to Barney.</text:p>
      <text:p text:style-name="Standard"/>
      <text:p text:style-name="Standard"><text:span text:style-name="T2">Barney:</text:span> Does the same thing as Fred and Wilma. But also makes Betty skip her turn.</text:p>
      <text:p text:style-name="Standard"/>
      <text:p text:style-name="Standard"><text:span text:style-name="T2">Betty:</text:span> Goes to get a drink since her turn is skipped.</text:p>
      <text:p text:style-name="Standard"/>
      <text:h text:style-name="Heading_20_2" text:outline-level="2">Round 2</text:h>
      <text:p text:style-name="Standard"><text:span text:style-name="T2">Fred:</text:span><text:span text:style-name="T4"> Reshuffles the deck and sets the dice aside. Hopefully by now you get the point. So fill in the rest.</text:span></text:p>
      <text:h text:style-name="Heading_20_1" text:outline-level="1">Credits</text:h>
      <text:p text:style-name="Standard">The following people made this game possible.</text:p>
      <text:p text:style-name="Standard"/>
      <text:p text:style-name="Standard"><text:span text:style-name="T2">Game Concept:</text:span><text:tab/>Joe Designer</text:p>
      <text:p text:style-name="Standard"><text:span text:style-name="T2">Artwork:</text:span><text:tab/><text:tab/>Jane Artist</text:p>
      <text:p text:style-name="Standard"><text:span text:style-name="T2">Play Testers:</text:span><text:tab/><text:tab/>Sally Tester</text:p>
      <text:p text:style-name="Standard"><text:tab/><text:tab/><text:tab/>Dave Naysayer</text:p>
      <text:p text:style-name="Standard"><text:tab/><text:tab/><text:tab/>Carl Rulemonger</text:p>
      <text:p text:style-name="Standard"><text:tab/><text:tab/><text:tab/>Kerri Picky</text:p>
      <text:p text:style-name="Standard"><text:tab/><text:tab/><text:tab/>Mike Likeseverything</text:p>
      <text:h text:style-name="Heading_20_1" text:outline-level="1">Legal</text:h>
      <text:p text:style-name="Standard">Title Goes Here is <text:span text:style-name="T3">©2011 My Game Company. All rights reserved. </text:span></text:p>
      <text:h text:style-name="Heading_20_1" text:outline-level="1">Find Out More</text:h>
      <text:p text:style-name="P6">For more information about this game or our other great games, check out our web sites at:</text:p>
      <text:p text:style-name="P6"/>
      <text:p text:style-name="P5">thegamecrafter.com/games/my-awesome-game</text:p>
      <text:p text:style-name="P5"/>
      <text:p text:style-name="P5">thegamecrafter.com/designers/my-company</text:p>
      <text:p text:style-name="P5"/>
      <text:p text:style-name="P5">my-company.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5in" style:type="center"/>
          <style:tab-stop style:position="10in" style:type="right"/>
        </style:tab-stops>
      </style:paragraph-propertie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5in" table:align="margins"/>
    </style:style>
    <style:style style:name="Table1.A" style:family="table-column">
      <style:table-column-properties style:column-width="6.1632in" style:rel-column-width="53852*"/>
    </style:style>
    <style:style style:name="Table1.B" style:family="table-column">
      <style:table-column-properties style:column-width="1.3368in" style:rel-column-width="11683*"/>
    </style:style>
    <style:style style:name="Table1.A1" style:family="table-cell">
      <style:table-cell-properties fo:padding="0.0382in" fo:border="none"/>
    </style:style>
    <style:style style:name="MP1" style:family="paragraph" style:parent-style-name="Table_20_Contents">
      <style:text-properties style:font-name="Arial" fo:font-size="8pt" fo:font-weight="bold" style:font-size-asian="8pt" style:font-weight-asian="bold" style:font-size-complex="8pt" style:font-weight-complex="bold"/>
    </style:style>
    <style:style style:name="MP2" style:family="paragraph" style:parent-style-name="Table_20_Contents">
      <style:paragraph-properties fo:text-align="end" style:justify-single-word="false"/>
      <style:text-properties style:font-name="Arial" fo:font-size="8pt" fo:font-weight="bold" style:font-size-asian="8pt" style:font-weight-asian="bold" style:font-size-complex="8pt" style:font-weight-complex="bold"/>
    </style:style>
    <style:page-layout style:name="Mpm1">
      <style:page-layout-properties fo:page-width="8.5in" fo:page-height="11in" style:num-format="1" style:print-orientation="portrait" fo:margin-top="0.5in" fo:margin-bottom="0.5in" fo:margin-left="0.5in" fo:margin-right="0.5in" style:writing-mode="lr-tb" style:footnote-max-height="0in">
        <style:columns fo:column-count="2" fo:column-gap="0.25in">
          <style:column style:rel-width="5400*" fo:start-indent="0in" fo:end-indent="0.1252in"/>
          <style:column style:rel-width="5400*" fo:start-indent="0.1252in" fo:end-indent="0in"/>
        </style:columns>
        <style:footnote-sep style:width="0.0071in" style:distance-before-sep="0.0398in" style:distance-after-sep="0.0398in" style:line-style="none" style:adjustment="left" style:rel-width="25%" style:color="#000000"/>
      </style:page-layout-properties>
      <style:header-style/>
      <style:footer-style>
        <style:header-footer-properties svg:height="0.4in" fo:margin-left="0in" fo:margin-right="0in" fo:margin-top="0.2in" style:dynamic-spacing="false"/>
      </style:footer-style>
    </style:page-layout>
  </office:automatic-styles>
  <office:master-styles>
    <style:master-page style:name="Standard" style:page-layout-name="Mpm1">
      <style:footer>
        <table:table table:name="Table1" table:style-name="Table1">
          <table:table-column table:style-name="Table1.A"/>
          <table:table-column table:style-name="Table1.B"/>
          <table:table-row>
            <table:table-cell table:style-name="Table1.A1" office:value-type="string">
              <text:p text:style-name="MP1">Rules for Title Goes Here</text:p>
            </table:table-cell>
            <table:table-cell table:style-name="Table1.A1" office:value-type="string">
              <text:p text:style-name="MP2">Page <text:page-number text:select-page="current">2</text:page-number> of <text:page-count>2</text:page-count></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e Game Crafter</meta:initial-creator>
    <meta:creation-date>2009-07-15T10:11:38</meta:creation-date>
    <dc:date>2012-01-26T09:12:41</dc:date>
    <meta:editing-duration>PT1H53S</meta:editing-duration>
    <meta:editing-cycles>7</meta:editing-cycles>
    <meta:generator>LibreOffice/3.4$Unix LibreOffice_project/340m1$Build-103</meta:generator>
    <dc:creator>JT Smith</dc:creator>
    <meta:document-statistic meta:table-count="1" meta:image-count="0" meta:object-count="0" meta:page-count="2" meta:paragraph-count="57" meta:word-count="765" meta:character-count="4322" meta:non-whitespace-character-count="3598"/>
  </office:meta>
</office:document-meta>
</file>